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4925in" fo:margin-right="0in" fo:text-indent="0in" style:auto-text-indent="false"/>
      <style:text-properties style:font-name="Courier"/>
    </style:style>
    <style:style style:name="P3" style:family="paragraph" style:parent-style-name="Standard">
      <style:text-properties style:font-name="Courier" fo:font-size="9pt" style:font-size-asian="9pt" style:font-size-complex="9pt"/>
    </style:style>
    <style:style style:name="P4" style:family="paragraph" style:parent-style-name="Standard" style:list-style-name="L1"/>
    <style:style style:name="P5" style:family="paragraph" style:parent-style-name="Standard">
      <style:text-properties style:font-name="Utopia" fo:font-size="10pt" fo:font-style="normal" style:font-style-asian="normal" style:font-style-complex="normal"/>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4">
      <style:text-properties style:font-name="Courier"/>
    </style:style>
    <style:style style:name="P10" style:family="paragraph" style:parent-style-name="Standard" style:list-style-name="L4">
      <style:paragraph-properties fo:margin-top="0in" fo:margin-bottom="0.0799in"/>
    </style:style>
    <style:style style:name="P11" style:family="paragraph" style:parent-style-name="Standard" style:list-style-name="L4">
      <style:text-properties fo:font-weight="bold" style:font-weight-asian="bold" style:font-weight-complex="bold"/>
    </style:style>
    <style:style style:name="P12" style:family="paragraph" style:parent-style-name="Standard">
      <style:paragraph-properties fo:margin-left="0.5in" fo:margin-right="0in" fo:text-indent="0in" style:auto-text-indent="false"/>
    </style:style>
    <style:style style:name="P13" style:family="paragraph" style:parent-style-name="Standard" style:list-style-name="L5"/>
    <style:style style:name="P14" style:family="paragraph" style:parent-style-name="Standard">
      <style:paragraph-properties fo:margin-left="1in" fo:margin-right="0in" fo:text-indent="0in" style:auto-text-indent="false"/>
      <style:text-properties style:font-name="Courier"/>
    </style:style>
    <style:style style:name="P15" style:family="paragraph" style:parent-style-name="Standard" style:list-style-name="L5">
      <style:paragraph-properties fo:margin-top="0in" fo:margin-bottom="0.0799in"/>
    </style:style>
    <style:style style:name="P16" style:family="paragraph" style:parent-style-name="Standard">
      <style:paragraph-properties fo:margin-left="1in" fo:margin-right="0in" fo:text-indent="0in" style:auto-text-indent="false"/>
      <style:text-properties style:font-name="Courier" fo:font-size="10pt"/>
    </style:style>
    <style:style style:name="P17" style:family="paragraph" style:parent-style-name="Standard" style:list-style-name="L6"/>
    <style:style style:name="P18" style:family="paragraph" style:parent-style-name="Standard">
      <style:text-properties style:font-name="Courier"/>
    </style:style>
    <style:style style:name="P19" style:family="paragraph" style:parent-style-name="Standard">
      <style:paragraph-properties fo:margin-left="0.5in" fo:margin-right="0in" fo:text-indent="0in" style:auto-text-indent="false"/>
      <style:text-properties style:font-name="Courier"/>
    </style:style>
    <style:style style:name="P20" style:family="paragraph" style:parent-style-name="Standard" style:list-style-name="L7"/>
    <style:style style:name="P21" style:family="paragraph" style:parent-style-name="Standard" style:list-style-name="L7">
      <style:text-properties fo:font-weight="normal" style:font-weight-asian="normal" style:font-weight-complex="normal"/>
    </style:style>
    <style:style style:name="P22"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3" style:family="paragraph" style:parent-style-name="Standard">
      <style:paragraph-properties fo:margin-left="0.4925in" fo:margin-right="0in" fo:text-indent="0in" style:auto-text-indent="false"/>
    </style:style>
    <style:style style:name="T1" style:family="text">
      <style:text-properties style:font-name="Courier"/>
    </style:style>
    <style:style style:name="T2" style:family="text">
      <style:text-properties style:font-name="Utopia" fo:font-style="italic" fo:font-weight="bold" style:font-style-asian="italic" style:font-weight-asian="bold" style:font-style-complex="italic" style:font-weight-complex="bold"/>
    </style:style>
    <style:style style:name="T3" style:family="text">
      <style:text-properties style:font-name="Utopia" fo:font-style="italic" style:font-style-asian="italic" style:font-style-complex="italic"/>
    </style:style>
    <style:style style:name="T4" style:family="text">
      <style:text-properties style:font-name="Utopia" fo:font-style="italic" fo:font-weight="bold" style:font-style-asian="italic" style:font-style-complex="italic"/>
    </style:style>
    <style:style style:name="T5" style:family="text">
      <style:text-properties style:font-name="Bitstream Vera Serif1" style:font-name-asian="Bitstream Vera Serif1" style:font-name-complex="Bitstream Vera Serif1"/>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fo:font-weight="bold" style:font-weight-asian="bold" style:font-weight-complex="bold"/>
    </style:style>
    <style:style style:name="T9" style:family="text">
      <style:text-properties style:font-name="Utopia" fo:font-size="10pt" fo:font-style="italic" style:font-style-asian="italic" style:font-style-complex="italic"/>
    </style:style>
    <style:style style:name="T10" style:family="text">
      <style:text-properties style:font-name="Utopia" fo:font-size="10pt"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 DRAFT 4/10/06 ***</text:p>
      <text:h text:style-name="Heading_20_1" text:outline-level="1">Introduction</text:h>
      <text:p text:style-name="Standard">The Call Resolver (CR) is a sipX component that generates Call Detail Records (CDRs) based on Call State Events (CSEs) logged by a sipX PBX. See the CR design spec for business/functional requirements and design details. This memo explains how to use the CR and the outputs that it produces. We also describe how to configure the proxies to log CSEs.</text:p>
      <text:h text:style-name="Heading_20_1" text:outline-level="1">CDR Outputs</text:h>
      <text:p text:style-name="Standard">C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Using <text:span text:style-name="T1">view_cdrs</text:span> insulates you from future database schema changes, as well as simplifying data access. Here is a simple psql query to print out all the CDRs:</text:p>
      <text:p text:style-name="Standard"/>
      <text:p text:style-name="P2">psql -d SIPXCDR -U postgres -c "select * from view_cdrs;"</text:p>
      <text:p text:style-name="Standard"/>
      <text:p text:style-name="Standard">Here is an example query on test data, selecting a limited set of columns to fit on the page:</text:p>
      <text:p text:style-name="P3"/>
      <text:p text:style-name="P3">psql -d SIPXCDR -U postgres -c "select caller_aor, callee_aor, start_time from view_cdrs;"</text:p>
      <text:p text:style-name="P3"/>
      <text:p text:style-name="Standard">prints out:</text:p>
      <text:p text:style-name="P3"/>
      <text:p text:style-name="P3"><text:s text:c="6"/>caller_aor <text:s text:c="6"/>| <text:s text:c="8"/>callee_aor <text:s text:c="8"/>| <text:s text:c="4"/>start_time</text:p>
      <text:p text:style-name="P3">-----------------------+----------------------------+---------------------</text:p>
      <text:p text:style-name="P3"><text:s/>sip:alice@example.com | sip:bob@example.com <text:s text:c="7"/>| 1990-05-17 19:30:00</text:p>
      <text:p text:style-name="P3"><text:s/>sip:mick@example.com <text:s/>| sip:keith@example.com <text:s text:c="5"/>| 2001-01-01 00:00:00</text:p>
      <text:p text:style-name="P3"><text:s/>sip:cathy@example.com | sip:heathcliff@example.com | 1999-08-13 06:00:00</text:p>
      <text:p text:style-name="P3"><text:s/>sip:mick@example.com <text:s/>| sip:keith@example.com <text:s text:c="5"/>| 2000-01-01 00:00:00</text:p>
      <text:p text:style-name="P3"><text:s/>sip:alice@example.com | sip:bob@example.com <text:s text:c="7"/>| 1990-05-17 19:30:00</text:p>
      <text:p text:style-name="P3">(5 rows)</text:p>
      <text:h text:style-name="Heading_20_2" text:outline-level="2">Call Direction</text:h>
      <text:p text:style-name="Standard">“Call direction” is an application-level plugin feature where calls are identified as:</text:p>
      <text:p text:style-name="Standard"/>
      <text:list text:style-name="L1">
        <text:list-item>
          <text:p text:style-name="P4">Incoming (I): the call is coming from a PSTN gateway</text:p>
        </text:list-item>
        <text:list-item>
          <text:p text:style-name="P4">Outgoing (O): the call is going to a PSTN gateway</text:p>
        </text:list-item>
        <text:list-item>
          <text:p text:style-name="P4">Intranetwork (A): neither the caller nor callee is a PSTN gateway</text:p>
        </text:list-item>
      </text:list>
      <text:p text:style-name="Standard"/>
      <text:p text:style-name="P5">The Call Resolver looks at the From and To contact headers and compares these addresses with the addresses of all gateways configured in sipXconfig, the configuration server. It resolves domain names to IP addresses to get addresses in a standard form where they can be easily compared.</text:p>
      <text:p text:style-name="P5"/>
      <text:p text:style-name="P5">Call direction is stored in the <text:span text:style-name="T1">call_direction</text:span> column of the <text:span text:style-name="T1">cdrs</text:span> table. There is a view, <text:span text:style-name="T1">view_cdrs_with_call_direction</text:span>, that is just like <text:span text:style-name="T1">view_cdrs</text:span> but has <text:span text:style-name="T1">call_direction</text:span> as an additional column. Call direction is not computed by default since most PBXs won't use this feature. See the Configuration section for instructions on how to turn it on.</text:p>
      <text:h text:style-name="Heading_20_1" text:outline-level="1">Creating Call Detail Records</text:h>
      <text:h text:style-name="Heading_20_2" text:outline-level="2">Call State Events</text:h>
      <text:p text:style-name="Text_20_body">CR processes call state events (CSEs) logged by the sipX proxies. CSEs are stored in the same database instance as CDRs. CSE logging must be turned on so that CSEs will be recorded for CR to operate on. See the section “Configuration” below for details.</text:p>
      <text:h text:style-name="Heading_20_2" text:outline-level="2">Scheduling the Call Resolver</text:h>
      <text:p text:style-name="Standard">Users do not typically invoke CR directly, rather it runs automatically every day, by default at 2:47 AM. Each run covers a 24-hour period which (by default) ends at midnight, starting from midnight the previous day. The run time and the time window boundary are both configurable, but the time window duration is always 24 hours.</text:p>
      <text:p text:style-name="Standard"/>
      <text:p text:style-name="Standard"><text:span text:style-name="T2">Not implemented yet,</text:span><text:span text:style-name="T3"> see </text:span><text:bookmark text:name="issue_key_XPR-108"/><text:a xlink:type="simple" xlink:href="http://track.sipfoundry.org/browse/XPR-108"><text:span text:style-name="T4">XPR-108</text:span></text:a><text:span text:style-name="T3">, will be documented more later</text:span> </text:p>
      <text:h text:style-name="Heading_20_2" text:outline-level="2">Running the Call Resolver Manually</text:h>
      <text:p text:style-name="Standard">In a UNIX terminal window:</text:p>
      <text:p text:style-name="Standard"/>
      <text:p text:style-name="P2">sipxcallresolver.sh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5">™</text:span>product bundles all dependencies. There are no special installation instructions. Notes:</text:p>
      <text:p text:style-name="Standard"/>
      <text:list text:style-name="L2">
        <text:list-item>
          <text:p text:style-name="P6">The initial SIPxchange<text:span text:style-name="T5">™</text:span> 3.3 release featuring the CR does not support upgrading from earlier versions: it must be installed on a clean system.</text:p>
        </text:list-item>
      </text:list>
      <text:list text:style-name="L3">
        <text:list-item>
          <text:p text:style-name="P7">Applications on RHEL typically rely on packages installed via RHEL's up2date mechanism. However, the CR needs a more recent version of the Ruby language interpreter. RHEL provides Ruby 1.8.1; SIPxchange<text:span text:style-name="T5">™</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4">
        <text:list-item>
          <text:p text:style-name="P8">Install <text:span text:style-name="T6">PostgreSQL 7.4</text:span> or greater. This requirement is shared with the configuration server, sipXconfig, which cohabits with CR.</text:p>
        </text:list-item>
        <text:list-item>
          <text:p text:style-name="P8">Install <text:span text:style-name="T6">RubyLibs 1.8.4</text:span> or greater. For example, as root on Fedora Core 4: <text:span text:style-name="T1">yum install ruby-libs</text:span>.</text:p>
        </text:list-item>
        <text:list-item>
          <text:p text:style-name="P8">Install <text:span text:style-name="T6">Ruby 1.8.4</text:span> or greater: <text:span text:style-name="T1">yum install ruby</text:span>.</text:p>
        </text:list-item>
        <text:list-item>
          <text:p text:style-name="P8">Install <text:span text:style-name="T6">Ruby Devel 1.8.4</text:span> or greater: <text:span text:style-name="T1">yum install ruby-devel</text:span>.</text:p>
        </text:list-item>
        <text:list-item>
          <text:p text:style-name="P8">Install <text:span text:style-name="T6">Irb 1.8.4</text:span> or greater: <text:span text:style-name="T7">1.8.4 </text:span>or greater: <text:span text:style-name="T1">yum install irb</text:span>.</text:p>
        </text:list-item>
        <text:list-item>
          <text:p text:style-name="P8">Install <text:span text:style-name="T6">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8">RubyGems is a platform-independent packaging mechanism like <text:span text:style-name="T1">yum</text:span>. As root, use RubyGems to install remaining dependencies via the Internet:</text:p>
          <text:list>
            <text:list-item>
              <text:p text:style-name="P9">gem install rails</text:p>
            </text:list-item>
            <text:list-item>
              <text:p text:style-name="P9">gem install postrgres-pr</text:p>
            </text:list-item>
          </text:list>
        </text:list-item>
        <text:list-item>
          <text:p text:style-name="P8">The minimum required versions are <text:span text:style-name="T6">rails 1.0.0 </text:span>and <text:span text:style-name="T6">postgres-pr 0.4</text:span>.</text:p>
          <text:list>
            <text:list-item>
              <text:p text:style-name="P8">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8">Postgres-pr is the Ruby database driver for PostgreSQL.</text:p>
            </text:list-item>
          </text:list>
        </text:list-item>
        <text:list-item>
          <text:p text:style-name="P8">See the section “System Requirements” for a summary and for info on checking that the right dependencies are installed.</text:p>
        </text:list-item>
        <text:list-item>
          <text:p text:style-name="P10">You don't need to install any of this stuff to get basic PBX functionality.</text:p>
        </text:list-item>
        <text:list-item>
          <text:p text:style-name="P11">Run sipxcallresolver.sh to set up the SIPXCDR database:</text:p>
        </text:list-item>
      </text:list>
      <text:p text:style-name="P12"><text:line-break/><text:span text:style-name="T1">cd /usr/bin<text:line-break/>./sipxcallresolver.sh --setup</text:span></text:p>
      <text:p text:style-name="P12"><text:line-break/>This is handled automatically on RHEL4 when using the install script. Running it again does no harm and can be a useful diagnostic.</text:p>
      <text:h text:style-name="Heading_20_1" text:outline-level="1">Configuration</text:h>
      <text:list text:style-name="L5">
        <text:list-item>
          <text:p text:style-name="P13"><text:span text:style-name="T6">Turn on call state event logging to the database</text:span>:</text:p>
          <text:list>
            <text:list-item>
              <text:p text:style-name="P13">In authproxy-config.in, set logging parameters as follows:</text:p>
            </text:list-item>
          </text:list>
        </text:list-item>
      </text:list>
      <text:p text:style-name="P14">SIP_AUTHPROXY_CALL_STATE :</text:p>
      <text:p text:style-name="P14">SIP_AUTHPROXY_CALL_STATE_LOG :</text:p>
      <text:p text:style-name="P14">SIP_AUTHPROXY_CALL_STATE_DB : ENABLE</text:p>
      <text:list text:style-name="L5">
        <text:list-item>
          <text:list>
            <text:list-item>
              <text:p text:style-name="P13">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3">Similarly, in proxy-config.in, set logging parameters as follows:</text:p>
            </text:list-item>
          </text:list>
        </text:list-item>
      </text:list>
      <text:p text:style-name="P14">SIP_PROXY_CALL_STATE :</text:p>
      <text:p text:style-name="P14">SIP_PROXY_CALL_STATE_LOG :</text:p>
      <text:p text:style-name="P14">SIP_PROXY_CALL_STATE_DB : ENABLE</text:p>
      <text:list text:style-name="L5">
        <text:list-item>
          <text:p text:style-name="P15"><text:span text:style-name="T6">Optionally enable computing “call direction”</text:span>. The CR config file is <text:span text:style-name="T1">callresolver-config.in</text:span>, located in <text:span text:style-name="T1">/etc/sipxpbx</text:span> with the other sipX configuration files. Add this line to the config file:</text:p>
        </text:list-item>
      </text:list>
      <text:p text:style-name="P16">SIP_CALLRESOLVER_CALL_DIRECTION : ENABLE</text:p>
      <text:list text:style-name="L5">
        <text:list-item>
          <text:p text:style-name="P13"><text:span text:style-name="T6">Optionally configure Call Resolver logging</text:span><text:span text:style-name="T7">, for troubleshooting purposes</text:span>.</text:p>
          <text:list>
            <text:list-item>
              <text:p text:style-name="P13">By default, CR logs to a file <text:span text:style-name="T1">sipcallresolver.log</text:span> in the directory <text:span text:style-name="T1">/var/log/sipxpbx/</text:span>. The default log level is <text:span text:style-name="T1">NOTICE</text:span>, with very few log messages. CR doesn't follow the standard sipX log format because CR is not real-time and event-driven, like the proxies, so it has different requirements.</text:p>
            </text:list-item>
            <text:list-item>
              <text:p text:style-name="P13"><text:span text:style-name="T6">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3"><text:span text:style-name="T6">Log directory</text:span>: set <text:span text:style-name="T1">SIP_CALLRESOLVER_LOG_DIR</text:span> if you want the log file to go in a directory other than the default.</text:p>
            </text:list-item>
            <text:list-item>
              <text:p text:style-name="P13"><text:span text:style-name="T6">Log to the console</text:span>: set <text:span text:style-name="T1">SIP_CALLRESOLVER_LOG_CONSOLE</text:span> to <text:span text:style-name="T1">ENABLE</text:span> to cause logging to go to the console. Unlike other sipX components, logging can go to a file or to the console, but not both.</text:p>
            </text:list-item>
          </text:list>
        </text:list-item>
      </text:list>
      <text:h text:style-name="Heading_20_1" text:outline-level="1">Troubleshooting</text:h>
      <text:list text:style-name="L6">
        <text:list-item>
          <text:p text:style-name="P17">Do you have all the right software installed? See “System Requirements”.</text:p>
        </text:list-item>
        <text:list-item>
          <text:p text:style-name="P17">Is call state event logging turned on? See “Configuration”. Look at the table <text:span text:style-name="T1">call_state_events</text:span> in the SIPXCDR database and see if there's any data there.</text:p>
        </text:list-item>
        <text:list-item>
          <text:p text:style-name="P17">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17">CR is installed with unit tests that you can run as a sanity check:<text:line-break/><text:line-break/><text:span text:style-name="T1">$ cd /usr/bin/sipxcallresolver/test/functional/<text:line-break/>$ ruby call_resolver_test.rb</text:span></text:p>
        </text:list-item>
      </text:list>
      <text:p text:style-name="P18"/>
      <text:p text:style-name="P19">Loaded suite call_resolver_test</text:p>
      <text:p text:style-name="P19">Started</text:p>
      <text:p text:style-name="P19">........</text:p>
      <text:p text:style-name="P19">Finished in 0.727583 seconds.</text:p>
      <text:p text:style-name="P19"/>
      <text:p text:style-name="P12"><text:span text:style-name="T1">18 tests, 93 assertions, </text:span><text:span text:style-name="T8">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7">
        <text:list-item>
          <text:p text:style-name="P20">Red Hat Enterprise Linux 4 or Fedora Core 4.</text:p>
          <text:list>
            <text:list-item>
              <text:p text:style-name="P20">Other Linux distributions should work but have not been tested.</text:p>
            </text:list-item>
            <text:list-item>
              <text:p text:style-name="P20">The Call Resolver is 100% portable Ruby code that should run just about anywhere, including Windows and MacOS. But we haven't tested that, and the proxies that generate call state events run only on Linux.</text:p>
            </text:list-item>
          </text:list>
        </text:list-item>
        <text:list-item>
          <text:p text:style-name="P20">PostgreSQL 7.4 or greater</text:p>
        </text:list-item>
        <text:list-item>
          <text:p text:style-name="P20">Ruby Libs 1.8.4</text:p>
        </text:list-item>
        <text:list-item>
          <text:p text:style-name="P21">Ruby 1.8.4</text:p>
        </text:list-item>
        <text:list-item>
          <text:p text:style-name="P21">Ruby Devel 1.8.4</text:p>
        </text:list-item>
        <text:list-item>
          <text:p text:style-name="P21">Irb 1.8.4</text:p>
        </text:list-item>
        <text:list-item>
          <text:p text:style-name="P21">RubyGems 0.8.11</text:p>
        </text:list-item>
        <text:list-item>
          <text:p text:style-name="P21">Rails 1.0.0 and its dependencies</text:p>
        </text:list-item>
        <text:list-item>
          <text:p text:style-name="P21">Postgres-pr 0.4</text:p>
        </text:list-item>
      </text:list>
      <text:p text:style-name="Standard"/>
      <text:p text:style-name="Standard">To check the Ruby installation, on Fedora Core 4:</text:p>
      <text:p text:style-name="Standard"/>
      <text:p text:style-name="P22">$ yum list installed | grep ruby</text:p>
      <text:p text:style-name="P22">ruby.i386 <text:s text:c="31"/>1.8.4-1.fc4 <text:s text:c="11"/>installed</text:p>
      <text:p text:style-name="P22">ruby-devel.i386 <text:s text:c="25"/>1.8.4-1.fc4 <text:s text:c="11"/>installed</text:p>
      <text:p text:style-name="P22">ruby-libs.i386 <text:s text:c="26"/>1.8.4-1.fc4 <text:s text:c="11"/>installed</text:p>
      <text:p text:style-name="P22">$ yum list installed | grep irb</text:p>
      <text:p text:style-name="P22">irb.i386 <text:s text:c="32"/>1.8.4-1.fc4 <text:s text:c="11"/>installed</text:p>
      <text:p text:style-name="P23"/>
      <text:p text:style-name="Standard">Try running Ruby:</text:p>
      <text:p text:style-name="Standard"/>
      <text:p text:style-name="P2">$ ruby --version</text:p>
      <text:p text:style-name="P2">ruby 1.8.4 (2005-12-24) [i386-linux]</text:p>
      <text:p text:style-name="P2"/>
      <text:p text:style-name="Standard">Use RubyGems to show which “gems” are installed. Most of these gems are Rails and its dependencies:</text:p>
      <text:p text:style-name="Standard"/>
      <text:p text:style-name="P22">$ gem list</text:p>
      <text:p text:style-name="P3"/>
      <text:p text:style-name="P22">*** LOCAL GEMS ***</text:p>
      <text:p text:style-name="P22">actionmailer (1.1.5)</text:p>
      <text:p text:style-name="P22"><text:s text:c="4"/>Service layer for easy email delivery and testing.</text:p>
      <text:p text:style-name="P22">actionpack (1.11.2)</text:p>
      <text:p text:style-name="P22"><text:s text:c="4"/>Web-flow and rendering framework putting the VC in MVC.</text:p>
      <text:p text:style-name="P22">actionwebservice (1.0.0)</text:p>
      <text:p text:style-name="P22"><text:s text:c="4"/>Web service support for Action Pack.</text:p>
      <text:p text:style-name="P22">activerecord (1.13.2)</text:p>
      <text:p text:style-name="P22"><text:s text:c="4"/>Implements the ActiveRecord pattern for ORM.</text:p>
      <text:p text:style-name="P22">activesupport (1.2.5)</text:p>
      <text:p text:style-name="P22"><text:s text:c="4"/>Support and utility classes used by the Rails framework.</text:p>
      <text:p text:style-name="P22">postgres-pr (0.4.0)</text:p>
      <text:p text:style-name="P22"><text:s text:c="4"/>A pure Ruby interface to the PostgreSQL (&gt;= 7.4) database</text:p>
      <text:p text:style-name="P22">rails (1.0.0)</text:p>
      <text:p text:style-name="P22"><text:s text:c="4"/>Web-application framework with template engine, control-flow layer,</text:p>
      <text:p text:style-name="P22"><text:s text:c="4"/>and ORM.</text:p>
      <text:p text:style-name="P22">rake (0.7.0)</text:p>
      <text:p text:style-name="P22"><text:s text:c="4"/>Ruby based make-like utility.</text:p>
      <text:p text:style-name="P22">sources (0.0.1)</text:p>
      <text:p text:style-name="P22"><text:s text:c="4"/>This package provides download sources for remote gem installation</text:p>
      <text:h text:style-name="Heading_20_1" text:outline-level="1">Purging Old Data</text:h>
      <text:p text:style-name="Standard">By default, all CSEs and CDRs older than 35 days are discarded, to keep the disk space consumption under control. This time span is configurable. <text:span text:style-name="T9">Not yet implemented, see </text:span><text:a xlink:type="simple" xlink:href="http://track.sipfoundry.org/browse/XPR-112"><text:span text:style-name="T10">XPR-112</text:span></text:a><text:span text:style-name="T9">.</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10T21:37:34</dc:date>
    <meta:printed-by>Walter Gillett</meta:printed-by>
    <meta:print-date>2006-03-31T17:19:04</meta:print-date>
    <dc:language>en-US</dc:language>
    <meta:editing-cycles>32</meta:editing-cycles>
    <meta:editing-duration>PT7H9M11S</meta:editing-duration>
    <meta:user-defined meta:name="Info 1"/>
    <meta:user-defined meta:name="Info 2"/>
    <meta:user-defined meta:name="Info 3"/>
    <meta:user-defined meta:name="Info 4"/>
    <meta:document-statistic meta:table-count="0" meta:image-count="0" meta:object-count="0" meta:page-count="5" meta:paragraph-count="136" meta:word-count="1838" meta:character-count="11467"/>
  </office:meta>
</office:document-meta>
</file>